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2.08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3.67mm"/>
    </style:style>
    <style:style style:name="co13" style:family="table-column">
      <style:table-column-properties fo:break-before="auto" style:column-width="24.48mm"/>
    </style:style>
    <style:style style:name="co14" style:family="table-column">
      <style:table-column-properties fo:break-before="auto" style:column-width="6.14mm"/>
    </style:style>
    <style:style style:name="co15" style:family="table-column">
      <style:table-column-properties fo:break-before="auto" style:column-width="19.56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19mm"/>
    </style:style>
    <style:style style:name="co18" style:family="table-column">
      <style:table-column-properties fo:break-before="auto" style:column-width="6.97mm"/>
    </style:style>
    <style:style style:name="co19" style:family="table-column">
      <style:table-column-properties fo:break-before="auto" style:column-width="24.87mm"/>
    </style:style>
    <style:style style:name="co20" style:family="table-column">
      <style:table-column-properties fo:break-before="auto" style:column-width="15.93mm"/>
    </style:style>
    <style:style style:name="co21" style:family="table-column">
      <style:table-column-properties fo:break-before="auto" style:column-width="20.13mm"/>
    </style:style>
    <style:style style:name="co22" style:family="table-column">
      <style:table-column-properties fo:break-before="auto" style:column-width="20.67mm"/>
    </style:style>
    <style:style style:name="co23" style:family="table-column">
      <style:table-column-properties fo:break-before="auto" style:column-width="20.39mm"/>
    </style:style>
    <style:style style:name="co24" style:family="table-column">
      <style:table-column-properties fo:break-before="auto" style:column-width="14.8mm"/>
    </style:style>
    <style:style style:name="co25" style:family="table-column">
      <style:table-column-properties fo:break-before="auto" style:column-width="18.71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23.12mm"/>
    </style:style>
    <style:style style:name="co28" style:family="table-column">
      <style:table-column-properties fo:break-before="auto" style:column-width="25.2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55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7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8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0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1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2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0" style:family="table-cell" style:parent-style-name="Default" style:data-style-name="N1">
      <style:table-cell-properties fo:padding="0.71mm"/>
    </style:style>
    <style:style style:name="ce81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9">
      <style:table-cell-properties style:diagonal-bl-tr="none" style:diagonal-tl-br="none" fo:border="0.74pt solid #101010" fo:padding="0.71mm" style:rotation-align="none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4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7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8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2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1" style:family="table-cell" style:parent-style-name="Default" style:data-style-name="N10109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3" style:family="table-cell" style:parent-style-name="Default" style:data-style-name="N10109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ny&quot;;&quot;Niezdany&quot;)" office:value-type="string" office:string-value="Zdany" calcext:value-type="string">
            <text:p>Zda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ny&quot;;&quot;Niezdany&quot;)" office:value-type="string" office:string-value="Zdany" calcext:value-type="string">
            <text:p>Zdany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5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55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13" office:value-type="string" calcext:value-type="string" table:number-columns-spanned="1" table:number-rows-spanned="2">
            <text:p>Lp</text:p>
          </table:table-cell>
          <table:table-cell table:style-name="ce119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13"/>
          <table:covered-table-cell table:style-name="ce119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4:.J4])" office:value-type="float" office:value="3.25" calcext:value-type="float">
            <text:p>3,25</text:p>
          </table:table-cell>
          <table:table-cell table:style-name="ce139" table:formula="of:=IF([.K4]&gt;=4.75;&quot;Tak&quot;;&quot;-&quot;)" office:value-type="string" office:string-value="-" calcext:value-type="string">
            <text:p>-</text:p>
          </table:table-cell>
          <table:table-cell table:style-name="ce17" table:formula="of:=IF([.K4]&lt;4.75;&quot;-&quot;;IF([.K4]&lt;=4.85;&quot;Dyplom&quot;;IF([.K4]&lt;=5;&quot;Książka&quot;;IF([.K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5:.J5])" office:value-type="float" office:value="5.125" calcext:value-type="float">
            <text:p>5,13</text:p>
          </table:table-cell>
          <table:table-cell table:style-name="ce139" table:formula="of:=IF([.K5]&gt;=4.75;&quot;Tak&quot;;&quot;-&quot;)" office:value-type="string" office:string-value="Tak" calcext:value-type="string">
            <text:p>Tak</text:p>
          </table:table-cell>
          <table:table-cell table:style-name="ce17" table:formula="of:=IF([.K5]&lt;4.75;&quot;-&quot;;IF([.K5]&lt;=4.85;&quot;Dyplom&quot;;IF([.K5]&lt;=5;&quot;Książka&quot;;IF([.K5]&gt;=5.01;&quot;Pióro&quot;;&quot;-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6:.J6])" office:value-type="float" office:value="3.375" calcext:value-type="float">
            <text:p>3,38</text:p>
          </table:table-cell>
          <table:table-cell table:style-name="ce139" table:formula="of:=IF([.K6]&gt;=4.75;&quot;Tak&quot;;&quot;-&quot;)" office:value-type="string" office:string-value="-" calcext:value-type="string">
            <text:p>-</text:p>
          </table:table-cell>
          <table:table-cell table:style-name="ce17" table:formula="of:=IF([.K6]&lt;4.75;&quot;-&quot;;IF([.K6]&lt;=4.85;&quot;Dyplom&quot;;IF([.K6]&lt;=5;&quot;Książka&quot;;IF([.K6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7:.J7])" office:value-type="float" office:value="4.125" calcext:value-type="float">
            <text:p>4,13</text:p>
          </table:table-cell>
          <table:table-cell table:style-name="ce139" table:formula="of:=IF([.K7]&gt;=4.75;&quot;Tak&quot;;&quot;-&quot;)" office:value-type="string" office:string-value="-" calcext:value-type="string">
            <text:p>-</text:p>
          </table:table-cell>
          <table:table-cell table:style-name="ce17" table:formula="of:=IF([.K7]&lt;4.75;&quot;-&quot;;IF([.K7]&lt;=4.85;&quot;Dyplom&quot;;IF([.K7]&lt;=5;&quot;Książka&quot;;IF([.K7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8:.J8])" office:value-type="float" office:value="3.625" calcext:value-type="float">
            <text:p>3,63</text:p>
          </table:table-cell>
          <table:table-cell table:style-name="ce139" table:formula="of:=IF([.K8]&gt;=4.75;&quot;Tak&quot;;&quot;-&quot;)" office:value-type="string" office:string-value="-" calcext:value-type="string">
            <text:p>-</text:p>
          </table:table-cell>
          <table:table-cell table:style-name="ce17" table:formula="of:=IF([.K8]&lt;4.75;&quot;-&quot;;IF([.K8]&lt;=4.85;&quot;Dyplom&quot;;IF([.K8]&lt;=5;&quot;Książka&quot;;IF([.K8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9:.J9])" office:value-type="float" office:value="4" calcext:value-type="float">
            <text:p>4,00</text:p>
          </table:table-cell>
          <table:table-cell table:style-name="ce139" table:formula="of:=IF([.K9]&gt;=4.75;&quot;Tak&quot;;&quot;-&quot;)" office:value-type="string" office:string-value="-" calcext:value-type="string">
            <text:p>-</text:p>
          </table:table-cell>
          <table:table-cell table:style-name="ce17" table:formula="of:=IF([.K9]&lt;4.75;&quot;-&quot;;IF([.K9]&lt;=4.85;&quot;Dyplom&quot;;IF([.K9]&lt;=5;&quot;Książka&quot;;IF([.K9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10:.J10])" office:value-type="float" office:value="3.125" calcext:value-type="float">
            <text:p>3,13</text:p>
          </table:table-cell>
          <table:table-cell table:style-name="ce139" table:formula="of:=IF([.K10]&gt;=4.75;&quot;Tak&quot;;&quot;-&quot;)" office:value-type="string" office:string-value="-" calcext:value-type="string">
            <text:p>-</text:p>
          </table:table-cell>
          <table:table-cell table:style-name="ce17" table:formula="of:=IF([.K10]&lt;4.75;&quot;-&quot;;IF([.K10]&lt;=4.85;&quot;Dyplom&quot;;IF([.K10]&lt;=5;&quot;Książka&quot;;IF([.K10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1:.J11])" office:value-type="float" office:value="3.125" calcext:value-type="float">
            <text:p>3,13</text:p>
          </table:table-cell>
          <table:table-cell table:style-name="ce139" table:formula="of:=IF([.K11]&gt;=4.75;&quot;Tak&quot;;&quot;-&quot;)" office:value-type="string" office:string-value="-" calcext:value-type="string">
            <text:p>-</text:p>
          </table:table-cell>
          <table:table-cell table:style-name="ce17" table:formula="of:=IF([.K11]&lt;4.75;&quot;-&quot;;IF([.K11]&lt;=4.85;&quot;Dyplom&quot;;IF([.K11]&lt;=5;&quot;Książka&quot;;IF([.K11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37" table:formula="of:=AVERAGE([.C12:.J12])" office:value-type="float" office:value="3.375" calcext:value-type="float">
            <text:p>3,38</text:p>
          </table:table-cell>
          <table:table-cell table:style-name="ce139" table:formula="of:=IF([.K12]&gt;=4.75;&quot;Tak&quot;;&quot;-&quot;)" office:value-type="string" office:string-value="-" calcext:value-type="string">
            <text:p>-</text:p>
          </table:table-cell>
          <table:table-cell table:style-name="ce17" table:formula="of:=IF([.K12]&lt;4.75;&quot;-&quot;;IF([.K12]&lt;=4.85;&quot;Dyplom&quot;;IF([.K12]&lt;=5;&quot;Książka&quot;;IF([.K12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3:.J13])" office:value-type="float" office:value="3.5" calcext:value-type="float">
            <text:p>3,50</text:p>
          </table:table-cell>
          <table:table-cell table:style-name="ce139" table:formula="of:=IF([.K13]&gt;=4.75;&quot;Tak&quot;;&quot;-&quot;)" office:value-type="string" office:string-value="-" calcext:value-type="string">
            <text:p>-</text:p>
          </table:table-cell>
          <table:table-cell table:style-name="ce17" table:formula="of:=IF([.K13]&lt;4.75;&quot;-&quot;;IF([.K13]&lt;=4.85;&quot;Dyplom&quot;;IF([.K13]&lt;=5;&quot;Książka&quot;;IF([.K13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14:.J14])" office:value-type="float" office:value="1.875" calcext:value-type="float">
            <text:p>1,88</text:p>
          </table:table-cell>
          <table:table-cell table:style-name="ce139" table:formula="of:=IF([.K14]&gt;=4.75;&quot;Tak&quot;;&quot;-&quot;)" office:value-type="string" office:string-value="-" calcext:value-type="string">
            <text:p>-</text:p>
          </table:table-cell>
          <table:table-cell table:style-name="ce17" table:formula="of:=IF([.K14]&lt;4.75;&quot;-&quot;;IF([.K14]&lt;=4.85;&quot;Dyplom&quot;;IF([.K14]&lt;=5;&quot;Książka&quot;;IF([.K1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5:.J15])" office:value-type="float" office:value="3.625" calcext:value-type="float">
            <text:p>3,63</text:p>
          </table:table-cell>
          <table:table-cell table:style-name="ce139" table:formula="of:=IF([.K15]&gt;=4.75;&quot;Tak&quot;;&quot;-&quot;)" office:value-type="string" office:string-value="-" calcext:value-type="string">
            <text:p>-</text:p>
          </table:table-cell>
          <table:table-cell table:style-name="ce17" table:formula="of:=IF([.K15]&lt;4.75;&quot;-&quot;;IF([.K15]&lt;=4.85;&quot;Dyplom&quot;;IF([.K15]&lt;=5;&quot;Książka&quot;;IF([.K15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137" table:formula="of:=AVERAGE([.C16:.J16])" office:value-type="float" office:value="5" calcext:value-type="float">
            <text:p>5,00</text:p>
          </table:table-cell>
          <table:table-cell table:style-name="ce139" table:formula="of:=IF([.K16]&gt;=4.75;&quot;Tak&quot;;&quot;-&quot;)" office:value-type="string" office:string-value="Tak" calcext:value-type="string">
            <text:p>Tak</text:p>
          </table:table-cell>
          <table:table-cell table:style-name="ce17" table:formula="of:=IF([.K16]&lt;4.75;&quot;-&quot;;IF([.K16]&lt;=4.85;&quot;Dyplom&quot;;IF([.K16]&lt;=5;&quot;Książka&quot;;IF([.K16]&gt;=5.01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137" table:formula="of:=AVERAGE([.C17:.J17])" office:value-type="float" office:value="3.75" calcext:value-type="float">
            <text:p>3,75</text:p>
          </table:table-cell>
          <table:table-cell table:style-name="ce139" table:formula="of:=IF([.K17]&gt;=4.75;&quot;Tak&quot;;&quot;-&quot;)" office:value-type="string" office:string-value="-" calcext:value-type="string">
            <text:p>-</text:p>
          </table:table-cell>
          <table:table-cell table:style-name="ce17" table:formula="of:=IF([.K17]&lt;4.75;&quot;-&quot;;IF([.K17]&lt;=4.85;&quot;Dyplom&quot;;IF([.K17]&lt;=5;&quot;Książka&quot;;IF([.K17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137" table:formula="of:=AVERAGE([.C18:.J18])" office:value-type="float" office:value="4.875" calcext:value-type="float">
            <text:p>4,88</text:p>
          </table:table-cell>
          <table:table-cell table:style-name="ce139" table:formula="of:=IF([.K18]&gt;=4.75;&quot;Tak&quot;;&quot;-&quot;)" office:value-type="string" office:string-value="Tak" calcext:value-type="string">
            <text:p>Tak</text:p>
          </table:table-cell>
          <table:table-cell table:style-name="ce17" table:formula="of:=IF([.K18]&lt;4.75;&quot;-&quot;;IF([.K18]&lt;=4.85;&quot;Dyplom&quot;;IF([.K18]&lt;=5;&quot;Książka&quot;;IF([.K18]&gt;=5.01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37" table:formula="of:=AVERAGE([.C19:.J19])" office:value-type="float" office:value="3.125" calcext:value-type="float">
            <text:p>3,13</text:p>
          </table:table-cell>
          <table:table-cell table:style-name="ce139" table:formula="of:=IF([.K19]&gt;=4.75;&quot;Tak&quot;;&quot;-&quot;)" office:value-type="string" office:string-value="-" calcext:value-type="string">
            <text:p>-</text:p>
          </table:table-cell>
          <table:table-cell table:style-name="ce17" table:formula="of:=IF([.K19]&lt;4.75;&quot;-&quot;;IF([.K19]&lt;=4.85;&quot;Dyplom&quot;;IF([.K19]&lt;=5;&quot;Książka&quot;;IF([.K19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20:.J20])" office:value-type="float" office:value="2.875" calcext:value-type="float">
            <text:p>2,88</text:p>
          </table:table-cell>
          <table:table-cell table:style-name="ce139" table:formula="of:=IF([.K20]&gt;=4.75;&quot;Tak&quot;;&quot;-&quot;)" office:value-type="string" office:string-value="-" calcext:value-type="string">
            <text:p>-</text:p>
          </table:table-cell>
          <table:table-cell table:style-name="ce17" table:formula="of:=IF([.K20]&lt;4.75;&quot;-&quot;;IF([.K20]&lt;=4.85;&quot;Dyplom&quot;;IF([.K20]&lt;=5;&quot;Książka&quot;;IF([.K20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21:.J21])" office:value-type="float" office:value="3.5" calcext:value-type="float">
            <text:p>3,50</text:p>
          </table:table-cell>
          <table:table-cell table:style-name="ce139" table:formula="of:=IF([.K21]&gt;=4.75;&quot;Tak&quot;;&quot;-&quot;)" office:value-type="string" office:string-value="-" calcext:value-type="string">
            <text:p>-</text:p>
          </table:table-cell>
          <table:table-cell table:style-name="ce17" table:formula="of:=IF([.K21]&lt;4.75;&quot;-&quot;;IF([.K21]&lt;=4.85;&quot;Dyplom&quot;;IF([.K21]&lt;=5;&quot;Książka&quot;;IF([.K21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22:.J22])" office:value-type="float" office:value="3.75" calcext:value-type="float">
            <text:p>3,75</text:p>
          </table:table-cell>
          <table:table-cell table:style-name="ce139" table:formula="of:=IF([.K22]&gt;=4.75;&quot;Tak&quot;;&quot;-&quot;)" office:value-type="string" office:string-value="-" calcext:value-type="string">
            <text:p>-</text:p>
          </table:table-cell>
          <table:table-cell table:style-name="ce17" table:formula="of:=IF([.K22]&lt;4.75;&quot;-&quot;;IF([.K22]&lt;=4.85;&quot;Dyplom&quot;;IF([.K22]&lt;=5;&quot;Książka&quot;;IF([.K22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23:.J23])" office:value-type="float" office:value="4.75" calcext:value-type="float">
            <text:p>4,75</text:p>
          </table:table-cell>
          <table:table-cell table:style-name="ce139" table:formula="of:=IF([.K23]&gt;=4.75;&quot;Tak&quot;;&quot;-&quot;)" office:value-type="string" office:string-value="Tak" calcext:value-type="string">
            <text:p>Tak</text:p>
          </table:table-cell>
          <table:table-cell table:style-name="ce17" table:formula="of:=IF([.K23]&lt;4.75;&quot;-&quot;;IF([.K23]&lt;=4.85;&quot;Dyplom&quot;;IF([.K23]&lt;=5;&quot;Książka&quot;;IF([.K23]&gt;=5.01;&quot;Pióro&quot;;&quot;-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24:.J24])" office:value-type="float" office:value="3.375" calcext:value-type="float">
            <text:p>3,38</text:p>
          </table:table-cell>
          <table:table-cell table:style-name="ce139" table:formula="of:=IF([.K24]&gt;=4.75;&quot;Tak&quot;;&quot;-&quot;)" office:value-type="string" office:string-value="-" calcext:value-type="string">
            <text:p>-</text:p>
          </table:table-cell>
          <table:table-cell table:style-name="ce17" table:formula="of:=IF([.K24]&lt;4.75;&quot;-&quot;;IF([.K24]&lt;=4.85;&quot;Dyplom&quot;;IF([.K24]&lt;=5;&quot;Książka&quot;;IF([.K2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/>
          <table:table-cell table:style-name="ce17"/>
          <table:table-cell table:number-columns-repeated="1011"/>
        </table:table-row>
        <table:table-row table:style-name="ro6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COUNTIF([.L4:.L24];&quot;Tak&quot;)" office:value-type="float" office:value="4" calcext:value-type="float">
            <text:p>4,00</text:p>
          </table:table-cell>
          <table:table-cell table:style-name="ce35" table:number-columns-repeated="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Default"/>
        <table:table-column table:style-name="co17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=25;&quot;Norma&quot;;IF([.D10]&lt;=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=25;&quot;Norma&quot;;IF([.D11]&lt;=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=25;&quot;Norma&quot;;IF([.D12]&lt;=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=25;&quot;Norma&quot;;IF([.D13]&lt;=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55" calcext:value-type="float">
            <text:p>55</text:p>
          </table:table-cell>
          <table:table-cell table:style-name="ce5" office:value-type="float" office:value="1.6" calcext:value-type="float">
            <text:p>1,6</text:p>
          </table:table-cell>
          <table:table-cell table:style-name="ce51" table:formula="of:=[.B14]/([.C14]*[.C14])" office:value-type="float" office:value="21.484375" calcext:value-type="float">
            <text:p>21,5</text:p>
          </table:table-cell>
          <table:table-cell table:style-name="ce53" table:formula="of:=IF([.D14]&lt;18.5;&quot;Niedowaga&quot;;IF([.D14]&lt;=25;&quot;Norma&quot;;IF([.D14]&lt;=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6" table:default-cell-style-name="Default"/>
        <table:table-column table:style-name="co20" table:default-cell-style-name="ce1"/>
        <table:table-column table:style-name="co6" table:number-columns-repeated="3" table:default-cell-style-name="Default"/>
        <table:table-column table:style-name="co21" table:default-cell-style-name="ce1"/>
        <table:table-column table:style-name="co19" table:number-columns-repeated="2" table:default-cell-style-name="ce1"/>
        <table:table-column table:style-name="co6" table:number-columns-repeated="1014" table:default-cell-style-name="Default"/>
        <table:table-row table:style-name="ro8">
          <table:table-cell/>
          <table:table-cell table:style-name="ce58" office:value-type="string" calcext:value-type="string">
            <text:p>Dom wypoczynkowy "Na Górce"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4" office:value-type="string" calcext:value-type="string">
            <text:p>Lp.</text:p>
          </table:table-cell>
          <table:table-cell table:style-name="ce154" office:value-type="string" calcext:value-type="string">
            <text:p>Nazwisko</text:p>
          </table:table-cell>
          <table:table-cell table:style-name="ce65" office:value-type="string" calcext:value-type="string">
            <text:p>Data przyjazdu</text:p>
          </table:table-cell>
          <table:table-cell table:style-name="ce65" office:value-type="string" calcext:value-type="string">
            <text:p>Data wyjazdu</text:p>
          </table:table-cell>
          <table:table-cell table:style-name="ce65" office:value-type="string" calcext:value-type="string">
            <text:p>Ile osób</text:p>
          </table:table-cell>
          <table:table-cell table:style-name="ce65" office:value-type="string" calcext:value-type="string">
            <text:p>Posiłki</text:p>
          </table:table-cell>
          <table:table-cell table:style-name="ce65" office:value-type="string" calcext:value-type="string">
            <text:p>Długość pobytu</text:p>
          </table:table-cell>
          <table:table-cell table:style-name="ce65" office:value-type="string" calcext:value-type="string">
            <text:p>Opłata za posiłki</text:p>
          </table:table-cell>
          <table:table-cell table:style-name="ce65" office:value-type="string" calcext:value-type="string">
            <text:p>Opłata za noclegi</text:p>
          </table:table-cell>
          <table:table-cell table:style-name="ce65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56" office:value-type="float" office:value="1" calcext:value-type="float">
            <text:p>1</text:p>
          </table:table-cell>
          <table:table-cell table:style-name="ce59" office:value-type="string" calcext:value-type="string">
            <text:p>Kącki</text:p>
          </table:table-cell>
          <table:table-cell table:style-name="ce66" office:value-type="date" office:date-value="1996-06-02" calcext:value-type="date">
            <text:p>96.02.06</text:p>
          </table:table-cell>
          <table:table-cell table:style-name="ce66" office:value-type="date" office:date-value="1996-06-12" calcext:value-type="date">
            <text:p>96.12.06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 table:formula="of:=DATEDIF([.C4];[.D4];&quot;d&quot;)" office:value-type="float" office:value="10" calcext:value-type="float">
            <text:p>10</text:p>
          </table:table-cell>
          <table:table-cell table:style-name="ce81" table:formula="of:=([.G4]*[.G20])*[.E4]" office:value-type="float" office:value="1710" calcext:value-type="float">
            <text:p>1 710,00 zł</text:p>
          </table:table-cell>
          <table:table-cell table:style-name="ce81" table:formula="of:=([.G4]*[.G21])*[.E4]" office:value-type="float" office:value="2400" calcext:value-type="float">
            <text:p>2 400,00 zł</text:p>
          </table:table-cell>
          <table:table-cell table:style-name="ce78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Siewierski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6-09" calcext:value-type="date">
            <text:p>96.09.0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5" table:formula="of:=DATEDIF([.C5];[.D5];&quot;d&quot;)" office:value-type="float" office:value="8" calcext:value-type="float">
            <text:p>8</text:p>
          </table:table-cell>
          <table:table-cell table:style-name="ce82"/>
          <table:table-cell table:style-name="ce82" table:formula="of:=([.G5]*[.G21])*[.E5]" office:value-type="float" office:value="1280" calcext:value-type="float">
            <text:p>1 280,00 zł</text:p>
          </table:table-cell>
          <table:table-cell table:style-name="ce78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Lucek</text:p>
          </table:table-cell>
          <table:table-cell table:style-name="ce67" office:value-type="date" office:date-value="1996-06-11" calcext:value-type="date">
            <text:p>96.11.06</text:p>
          </table:table-cell>
          <table:table-cell table:style-name="ce67" office:value-type="date" office:date-value="1996-06-24" calcext:value-type="date">
            <text:p>96.24.0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nie</text:p>
          </table:table-cell>
          <table:table-cell table:style-name="ce75" table:formula="of:=DATEDIF([.C6];[.D6];&quot;d&quot;)" office:value-type="float" office:value="13" calcext:value-type="float">
            <text:p>13</text:p>
          </table:table-cell>
          <table:table-cell table:style-name="ce82"/>
          <table:table-cell table:style-name="ce82" table:formula="of:=([.G6]*[.G21])" office:value-type="float" office:value="1040" calcext:value-type="float">
            <text:p>1 040,00 zł</text:p>
          </table:table-cell>
          <table:table-cell table:style-name="ce78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Ambroziak</text:p>
          </table:table-cell>
          <table:table-cell table:style-name="ce67" office:value-type="date" office:date-value="1996-06-10" calcext:value-type="date">
            <text:p>96.10.06</text:p>
          </table:table-cell>
          <table:table-cell table:style-name="ce67" office:value-type="date" office:date-value="1996-06-20" calcext:value-type="date">
            <text:p>96.2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5" table:formula="of:=DATEDIF([.C7];[.D7];&quot;d&quot;)" office:value-type="float" office:value="10" calcext:value-type="float">
            <text:p>10</text:p>
          </table:table-cell>
          <table:table-cell table:style-name="ce82" table:formula="of:=([.G7]*[.G20])*[.E7]" office:value-type="float" office:value="2280" calcext:value-type="float">
            <text:p>2 280,00 zł</text:p>
          </table:table-cell>
          <table:table-cell table:style-name="ce82" table:formula="of:=([.G7]*[.G21])*[.E7]" office:value-type="float" office:value="3200" calcext:value-type="float">
            <text:p>3 200,00 zł</text:p>
          </table:table-cell>
          <table:table-cell table:style-name="ce78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60" office:value-type="string" calcext:value-type="string">
            <text:p>Kukliński</text:p>
          </table:table-cell>
          <table:table-cell table:style-name="ce67" office:value-type="date" office:date-value="1996-06-23" calcext:value-type="date">
            <text:p>96.23.06</text:p>
          </table:table-cell>
          <table:table-cell table:style-name="ce67" office:value-type="date" office:date-value="1996-07-06" calcext:value-type="date">
            <text:p>96.06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5" table:formula="of:=DATEDIF([.C8];[.D8];&quot;d&quot;)" office:value-type="float" office:value="13" calcext:value-type="float">
            <text:p>13</text:p>
          </table:table-cell>
          <table:table-cell table:style-name="ce82"/>
          <table:table-cell table:style-name="ce82" table:formula="of:=([.G8]*[.G21])*[.E8]" office:value-type="float" office:value="2080" calcext:value-type="float">
            <text:p>2 080,00 zł</text:p>
          </table:table-cell>
          <table:table-cell table:style-name="ce78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60" office:value-type="string" calcext:value-type="string">
            <text:p>Matejko</text:p>
          </table:table-cell>
          <table:table-cell table:style-name="ce67" office:value-type="date" office:date-value="1996-06-01" calcext:value-type="date">
            <text:p>96.01.06</text:p>
          </table:table-cell>
          <table:table-cell table:style-name="ce67" office:value-type="date" office:date-value="1996-07-11" calcext:value-type="date">
            <text:p>96.11.0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ak</text:p>
          </table:table-cell>
          <table:table-cell table:style-name="ce75" table:formula="of:=DATEDIF([.C9];[.D9];&quot;d&quot;)" office:value-type="float" office:value="40" calcext:value-type="float">
            <text:p>40</text:p>
          </table:table-cell>
          <table:table-cell table:style-name="ce82" table:formula="of:=([.G9]*[.G20])*[.E9]" office:value-type="float" office:value="4560" calcext:value-type="float">
            <text:p>4 560,00 zł</text:p>
          </table:table-cell>
          <table:table-cell table:style-name="ce82" table:formula="of:=([.G9]*[.G20])*[.E9]" office:value-type="float" office:value="4560" calcext:value-type="float">
            <text:p>4 560,00 zł</text:p>
          </table:table-cell>
          <table:table-cell table:style-name="ce78" table:formula="of:=SUM([.H9];[.I9])" office:value-type="float" office:value="9120" calcext:value-type="float">
            <text:p>9 120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7" calcext:value-type="float">
            <text:p>7</text:p>
          </table:table-cell>
          <table:table-cell table:style-name="ce60" office:value-type="string" calcext:value-type="string">
            <text:p>Mucha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5" table:formula="of:=DATEDIF([.C10];[.D10];&quot;d&quot;)" office:value-type="float" office:value="24" calcext:value-type="float">
            <text:p>24</text:p>
          </table:table-cell>
          <table:table-cell table:style-name="ce82" table:formula="of:=([.G10]*[.G20])*[.E10]" office:value-type="float" office:value="4104" calcext:value-type="float">
            <text:p>4 104,00 zł</text:p>
          </table:table-cell>
          <table:table-cell table:style-name="ce82" table:formula="of:=([.G10]*[.G21])*[.E10]" office:value-type="float" office:value="5760" calcext:value-type="float">
            <text:p>5 760,00 zł</text:p>
          </table:table-cell>
          <table:table-cell table:style-name="ce78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8" calcext:value-type="float">
            <text:p>8</text:p>
          </table:table-cell>
          <table:table-cell table:style-name="ce60" office:value-type="string" calcext:value-type="string">
            <text:p>Janosik</text:p>
          </table:table-cell>
          <table:table-cell table:style-name="ce67" office:value-type="date" office:date-value="1996-06-22" calcext:value-type="date">
            <text:p>96.22.06</text:p>
          </table:table-cell>
          <table:table-cell table:style-name="ce67" office:value-type="date" office:date-value="1996-06-30" calcext:value-type="date">
            <text:p>96.30.0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ak</text:p>
          </table:table-cell>
          <table:table-cell table:style-name="ce75" table:formula="of:=DATEDIF([.C11];[.D11];&quot;d&quot;)" office:value-type="float" office:value="8" calcext:value-type="float">
            <text:p>8</text:p>
          </table:table-cell>
          <table:table-cell table:style-name="ce82" table:formula="of:=([.G11]*[.G20])*[.E11]" office:value-type="float" office:value="1824" calcext:value-type="float">
            <text:p>1 824,00 zł</text:p>
          </table:table-cell>
          <table:table-cell table:style-name="ce82" table:formula="of:=([.G10]*[.G21])*[.E11]" office:value-type="float" office:value="7680" calcext:value-type="float">
            <text:p>7 680,00 zł</text:p>
          </table:table-cell>
          <table:table-cell table:style-name="ce78" table:formula="of:=SUM([.H11];[.I11])" office:value-type="float" office:value="9504" calcext:value-type="float">
            <text:p>9 504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9" calcext:value-type="float">
            <text:p>9</text:p>
          </table:table-cell>
          <table:table-cell table:style-name="ce60" office:value-type="string" calcext:value-type="string">
            <text:p>Kuchtow</text:p>
          </table:table-cell>
          <table:table-cell table:style-name="ce67" office:value-type="date" office:date-value="1996-07-16" calcext:value-type="date">
            <text:p>96.16.07</text:p>
          </table:table-cell>
          <table:table-cell table:style-name="ce67" office:value-type="date" office:date-value="1996-07-29" calcext:value-type="date">
            <text:p>96.29.0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5" table:formula="of:=DATEDIF([.C12];[.D12];&quot;d&quot;)" office:value-type="float" office:value="13" calcext:value-type="float">
            <text:p>13</text:p>
          </table:table-cell>
          <table:table-cell table:style-name="ce82" table:formula="of:=([.G12]*[.G20])*[.E12]" office:value-type="float" office:value="2223" calcext:value-type="float">
            <text:p>2 223,00 zł</text:p>
          </table:table-cell>
          <table:table-cell table:style-name="ce82" table:formula="of:=([.G12]*[.G21])*[.E12]" office:value-type="float" office:value="3120" calcext:value-type="float">
            <text:p>3 120,00 zł</text:p>
          </table:table-cell>
          <table:table-cell table:style-name="ce78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57" office:value-type="float" office:value="10" calcext:value-type="float">
            <text:p>10</text:p>
          </table:table-cell>
          <table:table-cell table:style-name="ce61" office:value-type="string" calcext:value-type="string">
            <text:p>Kinga</text:p>
          </table:table-cell>
          <table:table-cell table:style-name="ce68" office:value-type="date" office:date-value="2003-02-09" calcext:value-type="date">
            <text:p>03.09.02</text:p>
          </table:table-cell>
          <table:table-cell table:style-name="ce68" table:formula="of:=[.C13]+28" office:value-type="date" office:date-value="2003-03-09" calcext:value-type="date">
            <text:p>03.09.0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5" table:formula="of:=DATEDIF([.C13];[.D13];&quot;d&quot;)" office:value-type="float" office:value="28" calcext:value-type="float">
            <text:p>28</text:p>
          </table:table-cell>
          <table:table-cell table:style-name="ce83"/>
          <table:table-cell table:style-name="ce83" table:formula="of:=([.G13]*[.G21])*[.E13]" office:value-type="float" office:value="4480" calcext:value-type="float">
            <text:p>4 480,00 zł</text:p>
          </table:table-cell>
          <table:table-cell table:style-name="ce78" table:formula="of:=SUM([.H13];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3">
          <table:table-cell table:style-name="ce154" office:value-type="string" calcext:value-type="string" table:number-columns-spanned="2" table:number-rows-spanned="1">
            <text:p>Średnio</text:p>
          </table:table-cell>
          <table:covered-table-cell table:style-name="ce154"/>
          <table:table-cell table:style-name="ce69" table:number-columns-repeated="4"/>
          <table:table-cell table:style-name="ce69" table:formula="of:=AVERAGE([.G4:.G13])" office:value-type="float" office:value="16.7" calcext:value-type="float">
            <text:p>16,7</text:p>
          </table:table-cell>
          <table:table-cell table:style-name="ce84" table:formula="of:=AVERAGE([.H4:.H13])" office:value-type="float" office:value="2783.5" calcext:value-type="float">
            <text:p>2 783,50 zł</text:p>
          </table:table-cell>
          <table:table-cell table:style-name="ce84" table:formula="of:=AVERAGE([.I4:.I13])" office:value-type="float" office:value="3560" calcext:value-type="float">
            <text:p>3 560,00 zł</text:p>
          </table:table-cell>
          <table:table-cell table:style-name="ce87" table:formula="of:=AVERAGE([.J4:.J13])" office:value-type="float" office:value="5230.1" calcext:value-type="float">
            <text:p>5 230,10 zł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62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>
            <text:p>Cena zestawu posiłków dla 1 osoby na 1 dzień</text:p>
          </table:table-cell>
          <table:table-cell table:style-name="ce70" table:number-columns-repeated="4"/>
          <table:table-cell table:style-name="ce7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Opłata za nocleg 1 osoby</text:p>
          </table:table-cell>
          <table:table-cell table:style-name="ce71" table:number-columns-repeated="4"/>
          <table:table-cell table:style-name="ce7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0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Stanowisko</text:p>
          </table:table-cell>
          <table:table-cell table:style-name="ce88" office:value-type="string" calcext:value-type="string">
            <text:p>Zasadnicza</text:p>
          </table:table-cell>
          <table:table-cell table:style-name="ce88" office:value-type="string" calcext:value-type="string">
            <text:p>Premia</text:p>
          </table:table-cell>
          <table:table-cell table:style-name="ce88" office:value-type="string" calcext:value-type="string">
            <text:p>Funkcyjny</text:p>
          </table:table-cell>
          <table:table-cell table:style-name="ce88" office:value-type="string" calcext:value-type="string">
            <text:p>Brutto</text:p>
          </table:table-cell>
          <table:table-cell table:style-name="ce88" office:value-type="string" calcext:value-type="string">
            <text:p>Podatek</text:p>
          </table:table-cell>
          <table:table-cell table:style-name="ce88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</text:p>
          </table:table-cell>
          <table:table-cell table:style-name="ce91" office:value-type="float" office:value="345" calcext:value-type="float">
            <text:p>345,00 zł</text:p>
          </table:table-cell>
          <table:table-cell table:style-name="ce91" table:formula="of:=[.B3]*0.15" office:value-type="float" office:value="51.75" calcext:value-type="float">
            <text:p>51,75 zł</text:p>
          </table:table-cell>
          <table:table-cell table:style-name="ce91" table:formula="of:=[.B3]*0.1" office:value-type="float" office:value="34.5" calcext:value-type="float">
            <text:p>34,50 zł</text:p>
          </table:table-cell>
          <table:table-cell table:style-name="ce91" table:formula="of:=SUM([.B3:.D3])" office:value-type="float" office:value="431.25" calcext:value-type="float">
            <text:p>431,25 zł</text:p>
          </table:table-cell>
          <table:table-cell table:style-name="ce91" table:formula="of:=([.E3]*0.21)/1.21" office:value-type="float" office:value="74.8450413223141" calcext:value-type="float">
            <text:p>74,85 zł</text:p>
          </table:table-cell>
          <table:table-cell table:style-name="ce91" table:formula="of:=[.E3]-[.F3]" office:value-type="float" office:value="356.404958677686" calcext:value-type="float">
            <text:p>356,40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formula="of:=[.B4]*0.15" office:value-type="float" office:value="57" calcext:value-type="float">
            <text:p>57,00 zł</text:p>
          </table:table-cell>
          <table:table-cell table:style-name="ce92" table:formula="of:=[.B4]*0.2" office:value-type="float" office:value="76" calcext:value-type="float">
            <text:p>76,00 zł</text:p>
          </table:table-cell>
          <table:table-cell table:style-name="ce91" table:formula="of:=SUM([.B4:.D4])" office:value-type="float" office:value="513" calcext:value-type="float">
            <text:p>513,00 zł</text:p>
          </table:table-cell>
          <table:table-cell table:style-name="ce91" table:formula="of:=([.E4]*0.21)/1.21" office:value-type="float" office:value="89.0330578512397" calcext:value-type="float">
            <text:p>89,03 zł</text:p>
          </table:table-cell>
          <table:table-cell table:style-name="ce91" table:formula="of:=[.E4]-[.F4]" office:value-type="float" office:value="423.96694214876" calcext:value-type="float">
            <text:p>423,97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M</text:p>
          </table:table-cell>
          <table:table-cell table:style-name="ce92" office:value-type="float" office:value="380" calcext:value-type="float">
            <text:p>380,00 zł</text:p>
          </table:table-cell>
          <table:table-cell table:style-name="ce92" table:formula="of:=[.B5]*0.15" office:value-type="float" office:value="57" calcext:value-type="float">
            <text:p>57,00 zł</text:p>
          </table:table-cell>
          <table:table-cell table:style-name="ce92" table:formula="of:=[.B4]*0.2" office:value-type="float" office:value="76" calcext:value-type="float">
            <text:p>76,00 zł</text:p>
          </table:table-cell>
          <table:table-cell table:style-name="ce91" table:formula="of:=SUM([.B5:.D5])" office:value-type="float" office:value="513" calcext:value-type="float">
            <text:p>513,00 zł</text:p>
          </table:table-cell>
          <table:table-cell table:style-name="ce91" table:formula="of:=([.E5]*0.21)/1.21" office:value-type="float" office:value="89.0330578512397" calcext:value-type="float">
            <text:p>89,03 zł</text:p>
          </table:table-cell>
          <table:table-cell table:style-name="ce91" table:formula="of:=[.E5]-[.F5]" office:value-type="float" office:value="423.96694214876" calcext:value-type="float">
            <text:p>423,97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K</text:p>
          </table:table-cell>
          <table:table-cell table:style-name="ce92" office:value-type="float" office:value="410" calcext:value-type="float">
            <text:p>410,00 zł</text:p>
          </table:table-cell>
          <table:table-cell table:style-name="ce92" table:formula="of:=[.B6]*0.15" office:value-type="float" office:value="61.5" calcext:value-type="float">
            <text:p>61,50 zł</text:p>
          </table:table-cell>
          <table:table-cell table:style-name="ce92" table:formula="of:=[.B6]*0.3" office:value-type="float" office:value="123" calcext:value-type="float">
            <text:p>123,00 zł</text:p>
          </table:table-cell>
          <table:table-cell table:style-name="ce91" table:formula="of:=SUM([.B6:.D6])" office:value-type="float" office:value="594.5" calcext:value-type="float">
            <text:p>594,50 zł</text:p>
          </table:table-cell>
          <table:table-cell table:style-name="ce91" table:formula="of:=([.E6]*0.21)/1.21" office:value-type="float" office:value="103.177685950413" calcext:value-type="float">
            <text:p>103,18 zł</text:p>
          </table:table-cell>
          <table:table-cell table:style-name="ce91" table:formula="of:=[.E6]-[.F6]" office:value-type="float" office:value="491.322314049587" calcext:value-type="float">
            <text:p>491,32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formula="of:=[.B7]*0.15" office:value-type="float" office:value="52.5" calcext:value-type="float">
            <text:p>52,50 zł</text:p>
          </table:table-cell>
          <table:table-cell table:style-name="ce92" table:formula="of:=[.B7]*0.1" office:value-type="float" office:value="35" calcext:value-type="float">
            <text:p>35,00 zł</text:p>
          </table:table-cell>
          <table:table-cell table:style-name="ce91" table:formula="of:=SUM([.B7:.D7])" office:value-type="float" office:value="437.5" calcext:value-type="float">
            <text:p>437,50 zł</text:p>
          </table:table-cell>
          <table:table-cell table:style-name="ce91" table:formula="of:=([.E7]*0.21)/1.21" office:value-type="float" office:value="75.9297520661157" calcext:value-type="float">
            <text:p>75,93 zł</text:p>
          </table:table-cell>
          <table:table-cell table:style-name="ce91" table:formula="of:=[.E7]-[.F7]" office:value-type="float" office:value="361.570247933884" calcext:value-type="float">
            <text:p>361,57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P</text:p>
          </table:table-cell>
          <table:table-cell table:style-name="ce92" office:value-type="float" office:value="350" calcext:value-type="float">
            <text:p>350,00 zł</text:p>
          </table:table-cell>
          <table:table-cell table:style-name="ce92" table:formula="of:=[.B8]*0.15" office:value-type="float" office:value="52.5" calcext:value-type="float">
            <text:p>52,50 zł</text:p>
          </table:table-cell>
          <table:table-cell table:style-name="ce92" table:formula="of:=[.B7]*0.1" office:value-type="float" office:value="35" calcext:value-type="float">
            <text:p>35,00 zł</text:p>
          </table:table-cell>
          <table:table-cell table:style-name="ce91" table:formula="of:=SUM([.B8:.D8])" office:value-type="float" office:value="437.5" calcext:value-type="float">
            <text:p>437,50 zł</text:p>
          </table:table-cell>
          <table:table-cell table:style-name="ce91" table:formula="of:=([.E8]*0.21)/1.21" office:value-type="float" office:value="75.9297520661157" calcext:value-type="float">
            <text:p>75,93 zł</text:p>
          </table:table-cell>
          <table:table-cell table:style-name="ce91" table:formula="of:=[.E8]-[.F8]" office:value-type="float" office:value="361.570247933884" calcext:value-type="float">
            <text:p>361,57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7" table:default-cell-style-name="Default"/>
        <table:table-row table:style-name="ro1">
          <table:table-cell table:style-name="ce93" office:value-type="string" calcext:value-type="string">
            <text:p>Reguły płacowe w pewnej firmie były zdecydowanie skomplikowane...</text:p>
          </table:table-cell>
          <table:table-cell table:style-name="ce93" table:number-columns-repeated="6"/>
          <table:table-cell/>
          <table:table-cell table:style-name="ce103" office:value-type="string" calcext:value-type="string">
            <text:p>z=</text:p>
          </table:table-cell>
          <table:table-cell table:style-name="ce106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Jeżeli pracownik zarobił w ciągu roku mniej niż z złotych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n=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i miał mniej niż n nieobecności</text:p>
          </table:table-cell>
          <table:table-cell table:style-name="ce93" table:number-columns-repeated="4"/>
          <table:table-cell/>
          <table:table-cell table:style-name="ce104" office:value-type="string" calcext:value-type="string">
            <text:p>r=</text:p>
          </table:table-cell>
          <table:table-cell table:style-name="ce107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lub pracował dłużej niż od roku r</text:p>
          </table:table-cell>
          <table:table-cell table:style-name="ce93" table:number-columns-repeated="5"/>
          <table:table-cell/>
          <table:table-cell table:style-name="ce104" office:value-type="string" calcext:value-type="string">
            <text:p>p1=</text:p>
          </table:table-cell>
          <table:table-cell table:style-name="ce108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3" table:number-columns-repeated="2"/>
          <table:table-cell table:style-name="ce93" office:value-type="string" calcext:value-type="string">
            <text:p>to dostawał premię w wysokości p1% rocznej płacy</text:p>
          </table:table-cell>
          <table:table-cell table:style-name="ce93" table:number-columns-repeated="4"/>
          <table:table-cell/>
          <table:table-cell table:style-name="ce105" office:value-type="string" calcext:value-type="string">
            <text:p>p2=</text:p>
          </table:table-cell>
          <table:table-cell table:style-name="ce109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3"/>
          <table:table-cell table:style-name="ce93" office:value-type="string" calcext:value-type="string">
            <text:p>W innych sytuacjach premia wynosiła tylko p2%!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3" office:value-type="string" calcext:value-type="string">
            <text:p>Wyznacz premię i pełne roczne uposażenie następujących pracowników:</text:p>
          </table:table-cell>
          <table:table-cell table:style-name="ce93" table:number-columns-repeated="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">
          <table:table-cell table:style-name="ce94" office:value-type="string" calcext:value-type="string">
            <text:p>Kto</text:p>
          </table:table-cell>
          <table:table-cell table:style-name="ce97" office:value-type="string" calcext:value-type="string">
            <text:p>Co</text:p>
          </table:table-cell>
          <table:table-cell table:style-name="ce97" office:value-type="string" calcext:value-type="string">
            <text:p>Ile</text:p>
          </table:table-cell>
          <table:table-cell table:style-name="ce97" office:value-type="string" calcext:value-type="string">
            <text:p>Nieob</text:p>
          </table:table-cell>
          <table:table-cell table:style-name="ce97" office:value-type="string" calcext:value-type="string">
            <text:p>Od</text:p>
          </table:table-cell>
          <table:table-cell table:style-name="ce97" office:value-type="string" calcext:value-type="string">
            <text:p>Premia</text:p>
          </table:table-cell>
          <table:table-cell table:style-name="ce100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989" calcext:value-type="float">
            <text:p>1989</text:p>
          </table:table-cell>
          <table:table-cell table:style-name="ce201" table:formula="of:=IF(OR(AND([.C10]&lt;20000;[.D10]&lt;5);[.E10]&lt;1995);[.C10]*0.1;[.C10]*0.05)" office:value-type="currency" office:currency="PLN" office:value="2400" calcext:value-type="currency">
            <text:p>2 400,00 zł</text:p>
          </table:table-cell>
          <table:table-cell table:style-name="ce203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2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7000" calcext:value-type="float">
            <text:p>17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1" calcext:value-type="float">
            <text:p>1991</text:p>
          </table:table-cell>
          <table:table-cell table:style-name="ce201" table:formula="of:=IF(OR(AND([.C11]&lt;20000;[.D11]&lt;5);[.E11]&lt;1995);[.C11]*0.1;[.C11]*0.05)" office:value-type="currency" office:currency="PLN" office:value="1700" calcext:value-type="currency">
            <text:p>1 700,00 zł</text:p>
          </table:table-cell>
          <table:table-cell table:style-name="ce203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3</text:p>
          </table:table-cell>
          <table:table-cell table:style-name="ce98" office:value-type="string" calcext:value-type="string">
            <text:p>Tech.</text:p>
          </table:table-cell>
          <table:table-cell table:style-name="ce98" office:value-type="float" office:value="18000" calcext:value-type="float">
            <text:p>180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993" calcext:value-type="float">
            <text:p>1993</text:p>
          </table:table-cell>
          <table:table-cell table:style-name="ce201" table:formula="of:=IF(OR(AND([.C12]&lt;20000;[.D12]&lt;5);[.E12]&lt;1995);[.C12]*0.1;[.C12]*0.05)" office:value-type="currency" office:currency="PLN" office:value="1800" calcext:value-type="currency">
            <text:p>1 800,00 zł</text:p>
          </table:table-cell>
          <table:table-cell table:style-name="ce203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4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5" calcext:value-type="float">
            <text:p>1995</text:p>
          </table:table-cell>
          <table:table-cell table:style-name="ce201" table:formula="of:=IF(OR(AND([.C13]&lt;20000;[.D13]&lt;5);[.E13]&lt;1995);[.C13]*0.1;[.C13]*0.05)" office:value-type="currency" office:currency="PLN" office:value="1050" calcext:value-type="currency">
            <text:p>1 050,00 zł</text:p>
          </table:table-cell>
          <table:table-cell table:style-name="ce203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5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997" calcext:value-type="float">
            <text:p>1997</text:p>
          </table:table-cell>
          <table:table-cell table:style-name="ce201" table:formula="of:=IF(OR(AND([.C14]&lt;20000;[.D14]&lt;5);[.E14]&lt;1995);[.C14]*0.1;[.C14]*0.05)" office:value-type="currency" office:currency="PLN" office:value="1400" calcext:value-type="currency">
            <text:p>1 400,00 zł</text:p>
          </table:table-cell>
          <table:table-cell table:style-name="ce203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6</text:p>
          </table:table-cell>
          <table:table-cell table:style-name="ce98" office:value-type="string" calcext:value-type="string">
            <text:p>Fiz.</text:p>
          </table:table-cell>
          <table:table-cell table:style-name="ce98" office:value-type="float" office:value="31000" calcext:value-type="float">
            <text:p>31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9" calcext:value-type="float">
            <text:p>1999</text:p>
          </table:table-cell>
          <table:table-cell table:style-name="ce201" table:formula="of:=IF(OR(AND([.C15]&lt;20000;[.D15]&lt;5);[.E15]&lt;1995);[.C15]*0.1;[.C15]*0.05)" office:value-type="currency" office:currency="PLN" office:value="1550" calcext:value-type="currency">
            <text:p>1 550,00 zł</text:p>
          </table:table-cell>
          <table:table-cell table:style-name="ce203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7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14000" calcext:value-type="float">
            <text:p>14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7" calcext:value-type="float">
            <text:p>1997</text:p>
          </table:table-cell>
          <table:table-cell table:style-name="ce201" table:formula="of:=IF(OR(AND([.C16]&lt;20000;[.D16]&lt;5);[.E16]&lt;1995);[.C16]*0.1;[.C16]*0.05)" office:value-type="currency" office:currency="PLN" office:value="1400" calcext:value-type="currency">
            <text:p>1 400,00 zł</text:p>
          </table:table-cell>
          <table:table-cell table:style-name="ce203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8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8000" calcext:value-type="float">
            <text:p>3800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95" calcext:value-type="float">
            <text:p>1995</text:p>
          </table:table-cell>
          <table:table-cell table:style-name="ce201" table:formula="of:=IF(OR(AND([.C17]&lt;20000;[.D17]&lt;5);[.E17]&lt;1995);[.C17]*0.1;[.C17]*0.05)" office:value-type="currency" office:currency="PLN" office:value="1900" calcext:value-type="currency">
            <text:p>1 900,00 zł</text:p>
          </table:table-cell>
          <table:table-cell table:style-name="ce203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9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000" calcext:value-type="float">
            <text:p>2100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993" calcext:value-type="float">
            <text:p>1993</text:p>
          </table:table-cell>
          <table:table-cell table:style-name="ce201" table:formula="of:=IF(OR(AND([.C18]&lt;20000;[.D18]&lt;5);[.E18]&lt;1995);[.C18]*0.1;[.C18]*0.05)" office:value-type="currency" office:currency="PLN" office:value="2100" calcext:value-type="currency">
            <text:p>2 100,00 zł</text:p>
          </table:table-cell>
          <table:table-cell table:style-name="ce203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0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44000" calcext:value-type="float">
            <text:p>4400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991" calcext:value-type="float">
            <text:p>1991</text:p>
          </table:table-cell>
          <table:table-cell table:style-name="ce201" table:formula="of:=IF(OR(AND([.C19]&lt;20000;[.D19]&lt;5);[.E19]&lt;1995);[.C19]*0.1;[.C19]*0.05)" office:value-type="currency" office:currency="PLN" office:value="4400" calcext:value-type="currency">
            <text:p>4 400,00 zł</text:p>
          </table:table-cell>
          <table:table-cell table:style-name="ce203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1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7000" calcext:value-type="float">
            <text:p>2700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990" calcext:value-type="float">
            <text:p>1990</text:p>
          </table:table-cell>
          <table:table-cell table:style-name="ce201" table:formula="of:=IF(OR(AND([.C20]&lt;20000;[.D20]&lt;5);[.E20]&lt;1995);[.C20]*0.1;[.C20]*0.05)" office:value-type="currency" office:currency="PLN" office:value="2700" calcext:value-type="currency">
            <text:p>2 700,00 zł</text:p>
          </table:table-cell>
          <table:table-cell table:style-name="ce203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2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33000" calcext:value-type="float">
            <text:p>3300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92" calcext:value-type="float">
            <text:p>1992</text:p>
          </table:table-cell>
          <table:table-cell table:style-name="ce201" table:formula="of:=IF(OR(AND([.C21]&lt;20000;[.D21]&lt;5);[.E21]&lt;1995);[.C21]*0.1;[.C21]*0.05)" office:value-type="currency" office:currency="PLN" office:value="3300" calcext:value-type="currency">
            <text:p>3 300,00 zł</text:p>
          </table:table-cell>
          <table:table-cell table:style-name="ce203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3</text:p>
          </table:table-cell>
          <table:table-cell table:style-name="ce98" office:value-type="string" calcext:value-type="string">
            <text:p>Inż.</text:p>
          </table:table-cell>
          <table:table-cell table:style-name="ce98" office:value-type="float" office:value="11000" calcext:value-type="float">
            <text:p>11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4" calcext:value-type="float">
            <text:p>1994</text:p>
          </table:table-cell>
          <table:table-cell table:style-name="ce201" table:formula="of:=IF(OR(AND([.C22]&lt;20000;[.D22]&lt;5);[.E22]&lt;1995);[.C22]*0.1;[.C22]*0.05)" office:value-type="currency" office:currency="PLN" office:value="1100" calcext:value-type="currency">
            <text:p>1 100,00 zł</text:p>
          </table:table-cell>
          <table:table-cell table:style-name="ce203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4</text:p>
          </table:table-cell>
          <table:table-cell table:style-name="ce98" office:value-type="string" calcext:value-type="string">
            <text:p>Prof.</text:p>
          </table:table-cell>
          <table:table-cell table:style-name="ce98" office:value-type="float" office:value="28000" calcext:value-type="float">
            <text:p>280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6" calcext:value-type="float">
            <text:p>1996</text:p>
          </table:table-cell>
          <table:table-cell table:style-name="ce201" table:formula="of:=IF(OR(AND([.C23]&lt;20000;[.D23]&lt;5);[.E23]&lt;1995);[.C23]*0.1;[.C23]*0.05)" office:value-type="currency" office:currency="PLN" office:value="1400" calcext:value-type="currency">
            <text:p>1 400,00 zł</text:p>
          </table:table-cell>
          <table:table-cell table:style-name="ce203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95" office:value-type="string" calcext:value-type="string">
            <text:p>Prac 15</text:p>
          </table:table-cell>
          <table:table-cell table:style-name="ce98" office:value-type="string" calcext:value-type="string">
            <text:p>Dr</text:p>
          </table:table-cell>
          <table:table-cell table:style-name="ce98" office:value-type="float" office:value="24000" calcext:value-type="float">
            <text:p>2400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998" calcext:value-type="float">
            <text:p>1998</text:p>
          </table:table-cell>
          <table:table-cell table:style-name="ce201" table:formula="of:=IF(OR(AND([.C24]&lt;20000;[.D24]&lt;5);[.E24]&lt;1995);[.C24]*0.1;[.C24]*0.05)" office:value-type="currency" office:currency="PLN" office:value="1200" calcext:value-type="currency">
            <text:p>1 200,00 zł</text:p>
          </table:table-cell>
          <table:table-cell table:style-name="ce203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3">
          <table:table-cell table:style-name="ce96" office:value-type="string" calcext:value-type="string">
            <text:p>Prac 16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500" calcext:value-type="float">
            <text:p>215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5" calcext:value-type="float">
            <text:p>1995</text:p>
          </table:table-cell>
          <table:table-cell table:style-name="ce201" table:formula="of:=IF(OR(AND([.C25]&lt;20000;[.D25]&lt;5);[.E25]&lt;1995);[.C25]*0.1;[.C25]*0.05)" office:value-type="currency" office:currency="PLN" office:value="1075" calcext:value-type="currency">
            <text:p>1 075,00 zł</text:p>
          </table:table-cell>
          <table:table-cell table:style-name="ce203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.00.0000</text:date>, <text:time style:data-style-name="N2" text:time-value="20:22:54.07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20:44:42.262000000</dc:date>
    <meta:editing-cycles>15</meta:editing-cycles>
    <meta:editing-duration>PT1H15M14S</meta:editing-duration>
    <meta:generator>LibreOffice/5.4.2.2$Windows_x86 LibreOffice_project/22b09f6418e8c2d508a9eaf86b2399209b0990f4</meta:generator>
    <meta:document-statistic meta:table-count="6" meta:cell-count="673" meta:object-count="1"/>
  </office:meta>
</office:document-meta>
</file>